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e3af" officeooo:paragraph-rsid="0011e3af"/>
    </style:style>
    <style:style style:name="P2" style:family="paragraph" style:parent-style-name="Text_20_body">
      <style:text-properties officeooo:rsid="0011e3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per list</text:p>
      <text:p text:style-name="P1"/>
      <text:p text:style-name="Text_20_body">D. Comaniciu and P. Meer, <text:span text:style-name="Strong_20_Emphasis">Mean shift: a robust approach toward feature space analysis,</text:span> IEEE Transactions on Pattern Analysis and Machine Intelligence, vol. 24, issue 5, pp. 603 - 619, 2002.</text:p>
      <text:p text:style-name="Text_20_body">Canny, John. <text:span text:style-name="Strong_20_Emphasis">A computational approach to edge detection.</text:span> Pattern Analysis and Machine Intelligence, IEEE Transactions on 6 (1986): 679- 698.</text:p>
      <text:p text:style-name="Text_20_body">Boykov, Y.Y.; Jolly, M.-P., <text:span text:style-name="Strong_20_Emphasis">Interactive graph cuts for optimal boundary &amp; region segmentation of objects in N-D images,</text:span> Proceedings. Eighth IEEE International Conference on Computer Vision (ICCV), vol.1, pp.105-112, 2001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18:23:50.979469443</meta:creation-date>
    <dc:date>2017-02-26T17:40:09.161192232</dc:date>
    <meta:editing-duration>PT8H49M4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83" meta:character-count="560" meta:non-whitespace-character-count="481"/>
  </office:meta>
</office:document-meta>
</file>